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30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00000" style:text-underline-style="none" style:text-underline-type="none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10">
            <text:p>Verify that password must contain number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Enter @FirstName value in 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@LastName value in "Last Name" 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Enter @Email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9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 Select @Date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2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 Click on "Register" button</text:p>
          </table:table-cell>
          <table:table-cell office:value-type="string" table:style-name="ce4">
            <text:p>Password and Confirm Password fields are red. There is validation message "Password needs to contain special character."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</text:p>
          </table:table-cell>
          <table:table-cell office:value-type="string" table:style-name="ce3">
            <text:p>Ag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</text:p>
          </table:table-cell>
          <table:table-cell office:value-type="string" table:style-name="ce3">
            <text:p>Carly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3">
            <text:p>acary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</text:p>
          </table:table-cell>
          <table:table-cell office:value-type="string" table:style-name="ce7">
            <text:p><text:a xlink:href="mailto:acaryle@gmail.com">acaryle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</text:p>
          </table:table-cell>
          <table:table-cell office:value-type="string" table:style-name="ce8">
            <text:p>05/05/199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9">
            <text:p><text:a xlink:href="mailto:aeZL@&amp;s">aeZL?&amp;s</text:a>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55:31Z</meta:creation-date>
    <dc:date>2022-07-01T08:45:35Z</dc:date>
  </office:meta>
</office:document-meta>
</file>